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89000001AC26FD385BA75A172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57cm" draw:marker-end-width="0.57cm" draw:fill="none" draw:textarea-horizontal-align="justify" draw:textarea-vertical-align="middle" draw:auto-grow-height="false" fo:min-height="0.67cm" fo:min-width="6.359cm" fo:padding-top="0.097cm" fo:padding-bottom="0.097cm" fo:padding-left="0.097cm" fo:padding-right="0.09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11.21cm" draw:z-index="0"><draw:image xlink:href="Pictures/1000020100000289000001AC26FD385BA75A172F.png" xlink:type="simple" xlink:show="embed" xlink:actuate="onLoad"/></draw:frame><draw:custom-shape text:anchor-type="paragraph" draw:z-index="1" draw:name="シェイプ1" draw:style-name="gr1" draw:text-style-name="P1" svg:width="6.43cm" svg:height="0.742cm" svg:x="6.608cm" svg:y="2.5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22S</meta:editing-duration>
    <meta:editing-cycles>4</meta:editing-cycles>
    <meta:generator>LibreOffice/5.2.3.3$Windows_X86_64 LibreOffice_project/d54a8868f08a7b39642414cf2c8ef2f228f780cf</meta:generator>
    <dc:date>2016-12-25T17:51:05.268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